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826cm" svg:height="3.683cm" svg:x="10.076cm" svg:y="4.21cm">
          <text:p text:style-name="P1">Binary 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3.937cm" svg:x="1.432cm" svg:y="4.148cm">
          <text:p text:style-name="P1">Featur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4.607cm" svg:y1="6.026cm" svg:x2="10.049cm" svg:y2="6.061cm">
          <text:p/>
        </draw:line>
        <draw:custom-shape draw:style-name="gr1" draw:text-style-name="P1" xml:id="id1" draw:id="id1" draw:layer="layout" svg:width="3.402cm" svg:height="3.937cm" svg:x="5.226cm" svg:y="7.204cm">
          <text:p text:style-name="P1">Model<text:line-break/>Parameter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3" draw:id="id3" draw:layer="layout" svg:width="3.402cm" svg:height="3.937cm" svg:x="15.472cm" svg:y="7.323cm">
          <text:p text:style-name="P1">Target<text:line-break/>Sc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svg:x1="8.628cm" svg:y1="9.173cm" svg:x2="12.489cm" svg:y2="7.893cm" draw:start-shape="id1" draw:start-glue-point="8" draw:end-shape="id2" draw:end-glue-point="2" svg:d="M8628 9173h3861v-1280" svg:viewBox="0 0 3862 1281">
          <text:p/>
        </draw:connector>
        <draw:line draw:style-name="gr2" draw:text-style-name="P1" draw:layer="layout" svg:x1="14.875cm" svg:y1="6.061cm" svg:x2="19.466cm" svg:y2="6.026cm">
          <text:p/>
        </draw:line>
        <draw:custom-shape draw:style-name="gr1" draw:text-style-name="P1" xml:id="id4" draw:id="id4" draw:layer="layout" svg:width="4.826cm" svg:height="3.683cm" svg:x="19.466cm" svg:y="4.121cm">
          <text:p text:style-name="P1">Mean Absolute<text:line-break/>Err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874cm" svg:y1="9.292cm" svg:x2="21.879cm" svg:y2="7.804cm" draw:start-shape="id3" draw:start-glue-point="8" draw:end-shape="id4" svg:d="M18874 9292h3005v-1488" svg:viewBox="0 0 3006 1489">
          <text:p/>
        </draw:connector>
        <draw:line draw:style-name="gr2" draw:text-style-name="P1" draw:layer="layout" svg:x1="24.368cm" svg:y1="6.072cm" svg:x2="26.146cm" svg:y2="6.072cm">
          <text:p/>
        </draw:line>
        <draw:custom-shape draw:style-name="gr1" draw:text-style-name="P1" draw:layer="layout" svg:width="2.667cm" svg:height="2.667cm" svg:x="26.026cm" svg:y="4.675cm">
          <text:p text:style-name="P1">Score</text:p>
          <text:p text:style-name="P1"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" draw:text-style-name="P1" xml:id="id5" draw:id="id5" draw:layer="layout" svg:width="3.402cm" svg:height="3.937cm" svg:x="15.473cm" svg:y="1.023cm">
          <text:p text:style-name="P1">Predictio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svg:x1="12.489cm" svg:y1="4.21cm" svg:x2="15.473cm" svg:y2="2.992cm" draw:start-shape="id2" draw:start-glue-point="0" draw:end-shape="id5" draw:end-glue-point="6" svg:d="M12489 4210v-1218h2984" svg:viewBox="0 0 2985 12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21:30:45.851927448</meta:creation-date>
    <dc:date>2016-11-07T22:32:44.393121163</dc:date>
    <meta:editing-duration>PT15M33S</meta:editing-duration>
    <meta:editing-cycles>3</meta:editing-cycles>
    <meta:generator>LibreOffice/4.2.8.2$Linux_X86_64 LibreOffice_project/420m0$Build-2</meta:generator>
    <meta:document-statistic meta:object-count="13"/>
  </office:meta>
</office:document-meta>
</file>